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493in" style:rel-column-width="935*"/>
    </style:style>
    <style:style style:name="Table1.B" style:family="table-column">
      <style:table-column-properties style:column-width="0.9743in" style:rel-column-width="1403*"/>
    </style:style>
    <style:style style:name="Table1.C" style:family="table-column">
      <style:table-column-properties style:column-width="1.1889in" style:rel-column-width="1712*"/>
    </style:style>
    <style:style style:name="Table1.D" style:family="table-column">
      <style:table-column-properties style:column-width="2.9347in" style:rel-column-width="4226*"/>
    </style:style>
    <style:style style:name="Table1.E" style:family="table-column">
      <style:table-column-properties style:column-width="0.9458in" style:rel-column-width="1362*"/>
    </style:style>
    <style:style style:name="Table1.A1" style:family="table-cell">
      <style:table-cell-properties fo:padding="0in" fo:border="none" style:writing-mode="page"/>
    </style:style>
    <style:style style:name="P1" style:family="paragraph" style:parent-style-name="Text_20_body">
      <style:paragraph-properties fo:text-align="justify" style:justify-single-word="false"/>
      <style:text-properties officeooo:rsid="0001dfa6" officeooo:paragraph-rsid="0002cdf4"/>
    </style:style>
    <style:style style:name="P2" style:family="paragraph" style:parent-style-name="Text_20_body">
      <style:paragraph-properties fo:text-align="justify" style:justify-single-word="false"/>
      <style:text-properties officeooo:rsid="0002cdf4" officeooo:paragraph-rsid="0002cdf4"/>
    </style:style>
    <style:style style:name="P3" style:family="paragraph" style:parent-style-name="Heading_20_1">
      <style:text-properties fo:language="fr" fo:country="FR"/>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Heading_20_1">
      <style:paragraph-properties fo:break-before="page"/>
      <style:text-properties fo:language="fr" fo:country="FR"/>
    </style:style>
    <style:style style:name="P7" style:family="paragraph" style:parent-style-name="Heading_20_3">
      <style:text-properties fo:language="fr" fo:country="FR"/>
    </style:style>
    <style:style style:name="P8" style:family="paragraph" style:parent-style-name="Table_20_Contents">
      <style:paragraph-properties fo:text-align="justify" style:justify-single-word="false"/>
      <style:text-properties fo:language="fr" fo:country="FR" officeooo:rsid="00036a70" officeooo:paragraph-rsid="00036a70"/>
    </style:style>
    <style:style style:name="P9" style:family="paragraph" style:parent-style-name="Table_20_Contents">
      <style:paragraph-properties fo:text-align="justify" style:justify-single-word="false"/>
      <style:text-properties fo:language="fr" fo:country="FR"/>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fo:language="fr" fo:country="FR" officeooo:rsid="0001dfa6" officeooo:paragraph-rsid="0001dfa6"/>
    </style:style>
    <style:style style:name="P12" style:family="paragraph" style:parent-style-name="Text_20_body" style:list-style-name="L2">
      <style:paragraph-properties fo:text-align="justify" style:justify-single-word="false"/>
      <style:text-properties fo:language="fr" fo:country="FR" officeooo:rsid="00036a70" officeooo:paragraph-rsid="00036a70"/>
    </style:style>
    <style:style style:name="P13" style:family="paragraph" style:parent-style-name="Text_20_body">
      <style:paragraph-properties fo:text-align="justify" style:justify-single-word="false"/>
      <style:text-properties fo:language="fr" fo:country="FR" officeooo:rsid="00036a70" officeooo:paragraph-rsid="00076663"/>
    </style:style>
    <style:style style:name="P14" style:family="paragraph" style:parent-style-name="Text_20_body" style:list-style-name="L2">
      <style:paragraph-properties fo:text-align="justify" style:justify-single-word="false"/>
      <style:text-properties fo:language="fr" fo:country="FR" officeooo:rsid="000539c1" officeooo:paragraph-rsid="000539c1"/>
    </style:style>
    <style:style style:name="P15" style:family="paragraph" style:parent-style-name="Text_20_body">
      <style:paragraph-properties fo:text-align="justify" style:justify-single-word="false"/>
      <style:text-properties fo:language="fr" fo:country="FR" officeooo:rsid="0002cdf4" officeooo:paragraph-rsid="0002cdf4"/>
    </style:style>
    <style:style style:name="P16" style:family="paragraph" style:parent-style-name="Text_20_body">
      <style:text-properties fo:language="fr" fo:country="FR" officeooo:rsid="0002cdf4" officeooo:paragraph-rsid="0002cdf4"/>
    </style:style>
    <style:style style:name="P17" style:family="paragraph" style:parent-style-name="Text_20_body" style:list-style-name="L1">
      <style:paragraph-properties fo:text-align="start" style:justify-single-word="false"/>
      <style:text-properties fo:language="fr" fo:country="FR" officeooo:rsid="0002cdf4" officeooo:paragraph-rsid="00036a70"/>
    </style:style>
    <style:style style:name="P18" style:family="paragraph" style:parent-style-name="Text_20_body">
      <style:paragraph-properties fo:text-align="justify" style:justify-single-word="false"/>
      <style:text-properties fo:language="fr" fo:country="FR" officeooo:rsid="00060b4f" officeooo:paragraph-rsid="00060b4f"/>
    </style:style>
    <style:style style:name="P19" style:family="paragraph" style:parent-style-name="Title">
      <style:text-properties fo:language="fr" fo:country="FR"/>
    </style:style>
    <style:style style:name="T1" style:family="text">
      <style:text-properties officeooo:rsid="0002cdf4"/>
    </style:style>
    <style:style style:name="T2" style:family="text">
      <style:text-properties officeooo:rsid="00036a70"/>
    </style:style>
    <style:style style:name="T3" style:family="text">
      <style:text-properties fo:language="fr" fo:country="FR"/>
    </style:style>
    <style:style style:name="T4" style:family="text">
      <style:text-properties officeooo:rsid="000539c1"/>
    </style:style>
    <style:style style:name="T5" style:family="text">
      <style:text-properties officeooo:rsid="0005fd7f"/>
    </style:style>
    <style:style style:name="T6" style:family="text">
      <style:text-properties officeooo:rsid="000766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ahier des charges</text:p>
      <text:p text:style-name="P19">Projet “Formations”</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90248026528">
          <table:table-cell table:style-name="Table1.A1" office:value-type="string">
            <text:p text:style-name="P8">Version</text:p>
          </table:table-cell>
          <table:table-cell table:style-name="Table1.A1" office:value-type="string">
            <text:p text:style-name="P8">Date</text:p>
          </table:table-cell>
          <table:table-cell table:style-name="Table1.A1" office:value-type="string">
            <text:p text:style-name="P8">Rédigée par</text:p>
          </table:table-cell>
          <table:table-cell table:style-name="Table1.A1" office:value-type="string">
            <text:p text:style-name="P8">Description</text:p>
          </table:table-cell>
          <table:table-cell table:style-name="Table1.A1" office:value-type="string">
            <text:p text:style-name="P8">Statut</text:p>
          </table:table-cell>
        </table:table-row>
        <table:table-row table:style-name="TableLine93990248026528">
          <table:table-cell table:style-name="Table1.A1" office:value-type="string">
            <text:p text:style-name="P8">1.0</text:p>
          </table:table-cell>
          <table:table-cell table:style-name="Table1.A1" office:value-type="string">
            <text:p text:style-name="P8">31/05/2021</text:p>
          </table:table-cell>
          <table:table-cell table:style-name="Table1.A1" office:value-type="string">
            <text:p text:style-name="P8">Nicolas Rousset</text:p>
          </table:table-cell>
          <table:table-cell table:style-name="Table1.A1" office:value-type="string">
            <text:p text:style-name="P9"/>
          </table:table-cell>
          <table:table-cell table:style-name="Table1.A1" office:value-type="string">
            <text:p text:style-name="P8">Approuvé</text:p>
          </table:table-cell>
        </table:table-row>
        <table:table-row table:style-name="TableLine93990248026528">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Line93990248026528">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11"/>
      <text:h text:style-name="P6" text:outline-level="1">Introduction</text:h>
      <text:p text:style-name="P11">Félicitations, vous avez été sélectionnées sur appel d’offre pour développer le projet “formations”. <text:span text:style-name="T2">Vous avez été réparties en 4 équipes :</text:span></text:p>
      <text:list xml:id="list950172351" text:style-name="L2">
        <text:list-item>
          <text:p text:style-name="P12">Equipe 1 : respons<text:span text:style-name="T4">a</text:span>ble de la <text:span text:style-name="T4">tâche « remboursement »</text:span></text:p>
        </text:list-item>
        <text:list-item>
          <text:p text:style-name="P14">Equipe 2 : responsable de la tâche « annulation »</text:p>
        </text:list-item>
        <text:list-item>
          <text:p text:style-name="P14">Equipe 3 : responsable de la tâche « replacement formateur »</text:p>
        </text:list-item>
        <text:list-item>
          <text:p text:style-name="P14">Equipe 4 : respons<text:span text:style-name="T5">able de la tâche « fusion formations »</text:span> <text:s/></text:p>
        </text:list-item>
      </text:list>
      <text:p text:style-name="P18">Ce cahier des charges s’applique à toutes les équipes, le différences étant détaillées dans les sous-parties (de toute façon, tout le monde doit faire des tests unitaires).</text:p>
      <text:h text:style-name="P3" text:outline-level="1">Step 1 : mise en place du projet</text:h>
      <text:p text:style-name="P11">Le repository du projet est :</text:p>
      <text:p text:style-name="P1"><text:a xlink:type="simple" xlink:href="https://github.com/Aenori/TP_real_project" text:style-name="Internet_20_link" text:visited-style-name="Visited_20_Internet_20_Link"><text:span text:style-name="T3">https://github.com/Aenori/TP_real_project</text:span></text:a></text:p>
      <text:p text:style-name="P15">Les comptes github qui m’ont été indiqués ont reçus une invitation, pour l’accepter, il faut aller ici : </text:p>
      <text:p text:style-name="P11">https://github.com/Aenori/TP_real_project/invitations</text:p>
      <text:p text:style-name="P15">La première étape est donc de cloner localement le repository :</text:p>
      <text:p text:style-name="P2"><text:span text:style-name="T3">git clone </text:span><text:a xlink:type="simple" xlink:href="mailto:git@github.com" text:style-name="Internet_20_link" text:visited-style-name="Visited_20_Internet_20_Link"><text:span text:style-name="T3">git@github.com</text:span></text:a><text:span text:style-name="T3">:Aenori/TP_real_project.git</text:span></text:p>
      <text:h text:style-name="P7" text:outline-level="3">Notes sur les commandes <text:span text:style-name="T1">git</text:span></text:h>
      <text:p text:style-name="P16">Les principales commandes dont vous alle<text:span text:style-name="T2">z</text:span> avoir besoin sont :</text:p>
      <text:list xml:id="list4197752828" text:style-name="L1">
        <text:list-item>
          <text:p text:style-name="P17">git commit</text:p>
        </text:list-item>
        <text:list-item>
          <text:p text:style-name="P17">git push</text:p>
        </text:list-item>
        <text:list-item>
          <text:p text:style-name="P17">git pull</text:p>
        </text:list-item>
        <text:list-item>
          <text:p text:style-name="P17">git merge main</text:p>
        </text:list-item>
        <text:list-item>
          <text:p text:style-name="P17">git add (sert également à résoudre les conflits <text:span text:style-name="T2">=&gt; dans certains IDE elle est également appelée par “marquer comme résolu”</text:span>)</text:p>
        </text:list-item>
      </text:list>
      <text:p text:style-name="P13">Note : <text:span text:style-name="T6">il est recommandé de pratiquer directement git en command line. Il est effectivement toujours possible de ne pas pouvoir utiliser son IDE préféré (ssh cela vous dit quelque chose ?), et les IDE ne font qu’appeler git.</text:span></text:p>
      <text:h text:style-name="P4" text:outline-level="1"/>
      <text:h text:style-name="P5" text:outline-level="1"><text:span text:style-name="T6">Step 2 : Task n°1 – ajouter le nom de votre équipe au fichier « equipe.txt »</text:span></text:h>
      <text:p text:style-name="Text_20_body"/>
      <text:p text:style-name="Text_20_body"/>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6:51:12.546449478</meta:creation-date>
    <meta:generator>LibreOffice/6.4.7.2$Linux_X86_64 LibreOffice_project/40$Build-2</meta:generator>
    <dc:date>2021-05-31T15:34:29.344866985</dc:date>
    <meta:editing-duration>PT3H7M31S</meta:editing-duration>
    <meta:editing-cycles>5</meta:editing-cycles>
    <meta:document-statistic meta:table-count="1" meta:image-count="0" meta:object-count="0" meta:page-count="3" meta:paragraph-count="34" meta:word-count="263" meta:character-count="1588" meta:non-whitespace-character-count="1364"/>
  </office:meta>
</office:document-meta>
</file>